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3" style:family="paragraph" style:parent-style-name="Table_20_Contents">
      <style:text-properties style:font-name="Liberation Serif2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1" style:master-page-name="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officeooo:paragraph-rsid="0002e6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e6f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shipment in objects"&gt;</text:placeholder></text:p>
      <text:p text:style-name="P6">Restocking List</text:p>
      <text:p text:style-name="P7"><text:span text:style-name="T1">Code: </text:span><text:span text:style-name="T1"><text:placeholder text:placeholder-type="text">&lt;shipment.code&gt;</text:placeholder></text:span></text:p>
      <text:p text:style-name="P7"><text:span text:style-name="T1">Reference:</text:span><text:span text:style-name="T3"> </text:span><text:span text:style-name="T3"><text:placeholder text:placeholder-type="text">&lt;shipment.origins or ''&gt;</text:placeholder></text:span><text:span text:style-name="T3"><text:placeholder text:placeholder-type="text">&lt;', ' if (shipment.origins and shipment.reference) else ''&gt;</text:placeholder></text:span><text:span text:style-name="T3"><text:placeholder text:placeholder-type="text">&lt;shipment.reference or ''&gt;</text:placeholder></text:span></text:p>
      <text:p text:style-name="Standard"><text:span text:style-name="T2">Customer</text:span><text:span text:style-name="T1">:</text:span><text:span text:style-name="T3"> </text:span><text:span text:style-name="T3"><text:placeholder text:placeholder-type="text">&lt;shipment.customer.rec_name&gt;</text:placeholder></text:span></text:p>
      <text:p text:style-name="Standard"><text:span text:style-name="T1">Planned Date:</text:span><text:span text:style-name="T3"> </text:span><text:span text:style-name="T3"><text:placeholder text:placeholder-type="text">&lt;shipment.planned_date and formatLang(shipment.planned_date, user.language) or ''&gt;</text:placeholder></text:span></text:p>
      <text:p text:style-name="Standard"><text:span text:style-name="T1">Warehouse:</text:span><text:span text:style-name="T3"> </text:span><text:span text:style-name="T3"><text:placeholder text:placeholder-type="text">&lt;shipment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From Location</text:p>
            </table:table-cell>
            <table:table-cell table:style-name="Table1.A1" office:value-type="string">
              <text:p text:style-name="P2">To Location</text:p>
            </table:table-cell>
            <table:table-cell table:style-name="Table1.A1" office:value-type="string">
              <text:p text:style-name="P2">Product</text:p>
            </table:table-cell>
            <table:table-cell table:style-name="Table1.D1" office:value-type="string">
              <text:p text:style-name="P2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P3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4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style:contextual-spacing="false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initial-creator>Bertrand Chenal</meta:initial-creator>
    <meta:creation-date>2009-03-26T13:54:48</meta:creation-date>
    <dc:date>2013-09-22T17:45:56</dc:date>
    <meta:editing-cycles>50</meta:editing-cycles>
    <meta:editing-duration>PT6H49M55S</meta:editing-duration>
    <meta:document-statistic meta:table-count="1" meta:image-count="0" meta:object-count="0" meta:page-count="2" meta:paragraph-count="19" meta:word-count="53" meta:character-count="609" meta:non-whitespace-character-count="575"/>
    <meta:user-defined meta:name="Info 1"/>
    <meta:user-defined meta:name="Info 2"/>
    <meta:user-defined meta:name="Info 3"/>
    <meta:user-defined meta:name="Info 4"/>
  </office:meta>
</office:document-meta>
</file>